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paragraph-rsid="000eda9c"/>
    </style:style>
    <style:style style:name="P7" style:family="paragraph" style:parent-style-name="Text_20_body">
      <style:text-properties officeooo:paragraph-rsid="000eda9c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eda9c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eda9c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e813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eda9c" style:font-size-asian="14pt" style:font-weight-asian="normal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expliquez-vous les différentes valeurs ?</text:p>
      <text:p text:style-name="P2"/>
      <text:p text:style-name="P2">Quand on clique sur différents pixels les valeurs RGB (Rouge, Vert, Bleu) changent parce que chaque pixel de l’image peut avoir une intensité différente pour chaque canal de couleur.</text:p>
      <text:p text:style-name="P2"/>
      <text:p text:style-name="P2">L’image est composée de points (pixels), et chacun possède une combinaison spécifique de R, G et B, ce qui donne la couleur finale.</text:p>
      <text:p text:style-name="P2"/>
      <text:p text:style-name="P2"/>
      <text:p text:style-name="P1">Pourquoi les valeurs H et S sont toujours nulles ?</text:p>
      <text:p text:style-name="P2"/>
      <text:p text:style-name="P2">H = teinte (Hue)</text:p>
      <text:p text:style-name="P2">S = saturation</text:p>
      <text:p text:style-name="P2">V = valeur (luminosité)</text:p>
      <text:p text:style-name="P2"/>
      <text:p text:style-name="P2">Si H = 0 et S = 0, ça veut dire que la couleur est un gris.</text:p>
      <text:p text:style-name="P2">En effet, dans une image en niveaux de gris, il n’y a pas de teinte, ni de saturation, donc seule la luminosité varie.</text:p>
      <text:p text:style-name="P2"/>
      <text:p text:style-name="P2"/>
      <text:p text:style-name="P1">Si vous deviez représenter cette image par programmation, quelle structure de donnée utiliseriez-vous ?</text:p>
      <text:p text:style-name="P2"/>
      <text:p text:style-name="P2">image[x][y] = (R, G, B) et image[x][y] = (H, S, V)</text:p>
      <text:p text:style-name="P2"/>
      <text:p text:style-name="P2"/>
      <text:p text:style-name="P2">Selon vous, quelle serait le type de donnée le plus adapté pour cette structure ?</text:p>
      <text:p text:style-name="P2"/>
      <text:p text:style-name="P2">Pour chaque canal (R, G, B), les valeurs vont de 0 à 255. Donc le type adapté = entier non signé sur 8 bits (byte en Java par exemple).</text:p>
      <text:p text:style-name="P2"/>
      <text:p text:style-name="P2">H (Hue) : réel (float/double), exprimé en degrés 0–360.</text:p>
      <text:p text:style-name="P2">S (Saturation) : réel (float/double), entre 0.0 et 1.0.</text:p>
      <text:p text:style-name="P2">V (Value) : réel (float/double), entre 0.0 et 1.0.</text:p>
      <text:p text:style-name="P2"/>
      <text:p text:style-name="P2">Donc le type adapté pour HSV = float sur 32 bits ou double sur 64 bits</text:p>
      <text:p text:style-name="P2"/>
      <text:p text:style-name="P2"/>
      <text:p text:style-name="P2"/>
      <text:p text:style-name="P3">Image en coleur</text:p>
      <text:p text:style-name="P1"/>
      <text:p text:style-name="P1">Comment expliquez-vous les différentes valeurs ?</text:p>
      <text:p text:style-name="P1"/>
      <text:p text:style-name="Text_20_body"><text:span text:style-name="Strong_20_Emphasis"><text:span text:style-name="T8">Chaque pixel a sa propre couleur</text:span></text:span><text:span text:style-name="T8"> </text:span><text:span text:style-name="T9">donc </text:span><text:span text:style-name="T8">chaque combinaison R, G </text:span><text:span text:style-name="T9">et </text:span><text:span text:style-name="T8">B peut être différente.</text:span><text:span text:style-name="T6"> </text:span><text:span text:style-name="Strong_20_Emphasis"><text:span text:style-name="T8">Image couleur</text:span></text:span><text:span text:style-name="T8"> </text:span><text:span text:style-name="T4">contrairement à une image en niveaux de gris :<text:line-break/>H (teinte) ≠ 0, S (saturation) ≠ 0, V (luminosité) varie selon la couleur du pixel.</text:span></text:p>
      <text:p text:style-name="P8"><text:soft-page-break/><text:span text:style-name="T5">À</text:span><text:span text:style-name="T4"> quoi correspondent ces 3 calques ?</text:span></text:p>
      <text:p text:style-name="P7"><text:span text:style-name="T10">Ch</text:span><text:span text:style-name="T8">aque calque correspond </text:span><text:span text:style-name="Strong_20_Emphasis"><text:span text:style-name="T8">à un canal de couleur</text:span></text:span><text:span text:style-name="T8"> :</text:span></text:p>
      <text:list xml:id="list411258647" text:style-name="L4">
        <text:list-item>
          <text:p text:style-name="P6"><text:span text:style-name="Strong_20_Emphasis"><text:span text:style-name="T8">R (Rouge)</text:span></text:span><text:span text:style-name="T8"> → intensité du rouge pour chaque pixel</text:span></text:p>
        </text:list-item>
        <text:list-item>
          <text:p text:style-name="P6"><text:span text:style-name="Strong_20_Emphasis"><text:span text:style-name="T8">G (Vert)</text:span></text:span><text:span text:style-name="T8"> → intensité du vert</text:span></text:p>
        </text:list-item>
        <text:list-item>
          <text:p text:style-name="P6"><text:span text:style-name="Strong_20_Emphasis"><text:span text:style-name="T8">B (Bleu)</text:span></text:span><text:span text:style-name="T8"> → intensité du bleu</text:span></text:p>
          <text:p text:style-name="P6"><text:span text:style-name="T8"/></text:p>
        </text:list-item>
      </text:list>
      <text:p text:style-name="P8"><text:span text:style-name="T4">Si vous deviez repr</text:span><text:span text:style-name="T5">é</text:span><text:span text:style-name="T4">senter cette image couleur par programmation, quelle structure de donn</text:span><text:span text:style-name="T5">é</text:span><text:span text:style-name="T4">e utiliseriez-vous ?</text:span></text:p>
      <text:p text:style-name="P8"><text:span text:style-name="T4"/></text:p>
      <text:p text:style-name="P8"><text:span text:style-name="T4"/></text:p>
      <text:p text:style-name="P8"><text:span text:style-name="T4">Selon vous, quelle serait le type de donn´ee le plus adapt´e pour cette structure ?</text:span></text:p>
      <text:p text:style-name="P8"><text:span text:style-name="T4"/></text:p>
      <text:p text:style-name="P8"><text:span text:style-name="T4"/></text:p>
      <text:p text:style-name="Text_20_body"><text:span text:style-name="T4"/></text:p>
      <text:p text:style-name="Text_20_body"><text:span text:style-name="T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4T10:08:07.302827073</dc:date>
    <meta:editing-duration>PT14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354" meta:character-count="1924" meta:non-whitespace-character-count="1601"/>
  </office:meta>
</office:document-meta>
</file>